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018cm" fo:margin-right="0cm" fo:margin-top="1.05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bold" style:font-name-asian="Cambria" style:font-size-asian="9pt" style:font-style-asian="normal" style:font-weight-asian="bold" style:font-name-complex="Cambria" style:font-size-complex="9pt"/>
    </style:style>
    <style:style style:name="P2" style:family="paragraph" style:parent-style-name="Standard">
      <style:paragraph-properties fo:margin-left="0.624cm" fo:margin-right="0.252cm" fo:margin-top="0.099cm" fo:margin-bottom="0cm" style:contextual-spacing="false" fo:line-height="101%" fo:text-align="start" style:justify-single-word="false" fo:keep-together="auto" fo:orphans="0" fo:widows="0" fo:text-indent="-0.60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style:font-name-asian="Calibri" style:font-size-asian="9pt" style:font-style-asian="normal" style:font-weight-asian="normal" style:font-name-complex="Calibri" style:font-size-complex="9pt"/>
    </style:style>
    <style:style style:name="P3" style:family="paragraph" style:parent-style-name="Standard">
      <style:paragraph-properties fo:margin-left="0.843cm" fo:margin-right="0.383cm" fo:margin-top="0.226cm" fo:margin-bottom="0cm" style:contextual-spacing="false" fo:line-height="101%" fo:text-align="start" style:justify-single-word="false" fo:keep-together="auto" fo:orphans="0" fo:widows="0" fo:text-indent="-0.60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style:font-name-asian="Calibri" style:font-size-asian="9pt" style:font-style-asian="normal" style:font-weight-asian="normal" style:font-name-complex="Calibri" style:font-size-complex="9pt"/>
    </style:style>
    <style:style style:name="P4" style:family="paragraph" style:parent-style-name="Standard">
      <style:paragraph-properties fo:margin-left="0.626cm" fo:margin-right="0.425cm" fo:margin-top="0.233cm" fo:margin-bottom="0cm" style:contextual-spacing="false" fo:line-height="101%" fo:text-align="start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style:font-name-asian="Calibri" style:font-size-asian="9pt" style:font-style-asian="normal" style:font-weight-asian="normal" style:font-name-complex="Calibri" style:font-size-complex="9pt"/>
    </style:style>
    <style:style style:name="P5" style:family="paragraph" style:parent-style-name="Standard">
      <style:paragraph-properties fo:margin-left="0.868cm" fo:margin-right="0.778cm" fo:margin-top="0.226cm" fo:margin-bottom="0cm" style:contextual-spacing="false" fo:line-height="101%" fo:text-align="start" style:justify-single-word="false" fo:keep-together="auto" fo:orphans="0" fo:widows="0" fo:text-indent="-0.63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style:font-name-asian="Calibri" style:font-size-asian="9pt" style:font-style-asian="normal" style:font-weight-asian="normal" style:font-name-complex="Calibri" style:font-size-complex="9pt"/>
    </style:style>
    <style:style style:name="P6" style:family="paragraph" style:parent-style-name="Standard">
      <style:paragraph-properties fo:margin-left="0cm" fo:margin-right="0.259cm" fo:margin-top="0.226cm" fo:margin-bottom="0cm" style:contextual-spacing="false" fo:line-height="102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style:font-name-asian="Calibri" style:font-size-asian="9pt" style:font-style-asian="normal" style:font-weight-asian="normal" style:font-name-complex="Calibri" style:font-size-complex="9pt"/>
    </style:style>
    <style:style style:name="P7" style:family="paragraph" style:parent-style-name="Standard">
      <style:paragraph-properties fo:margin-left="0.64cm" fo:margin-right="0.42cm" fo:margin-top="0.088cm" fo:margin-bottom="0cm" style:contextual-spacing="false" fo:line-height="102%" fo:text-align="start" style:justify-single-word="false" fo:keep-together="auto" fo:orphans="0" fo:widows="0" fo:text-indent="-0.61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officeooo:paragraph-rsid="001fb4d0" style:font-name-asian="Calibri" style:font-size-asian="9pt" style:font-style-asian="normal" style:font-weight-asian="normal" style:font-name-complex="Calibri" style:font-size-complex="9pt"/>
    </style:style>
    <style:style style:name="P8" style:family="paragraph" style:parent-style-name="Standard">
      <style:paragraph-properties fo:margin-left="0.651cm" fo:margin-right="0.393cm" fo:margin-top="0.014cm" fo:margin-bottom="0cm" style:contextual-spacing="false" fo:line-height="102%" fo:text-align="start" style:justify-single-word="false" fo:keep-together="auto" fo:orphans="0" fo:widows="0" fo:text-indent="0.00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officeooo:paragraph-rsid="001fb4d0" style:font-name-asian="Calibri" style:font-size-asian="9pt" style:font-style-asian="normal" style:font-weight-asian="normal" style:font-name-complex="Calibri" style:font-size-complex="9pt"/>
    </style:style>
    <style:style style:name="P9" style:family="paragraph" style:parent-style-name="Standard">
      <style:paragraph-properties fo:margin-left="0.651cm" fo:margin-right="0.393cm" fo:margin-top="0.014cm" fo:margin-bottom="0cm" style:contextual-spacing="false" fo:line-height="102%" fo:text-align="start" style:justify-single-word="false" fo:orphans="0" fo:widows="0" fo:text-indent="0.009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officeooo:paragraph-rsid="001fb4d0" style:font-name-asian="Calibri" style:font-size-asian="9pt" style:font-style-asian="normal" style:font-weight-asian="normal" style:font-name-complex="Calibri" style:font-size-complex="9pt"/>
    </style:style>
    <style:style style:name="P10" style:family="paragraph" style:parent-style-name="Standard">
      <style:paragraph-properties fo:margin-left="0.021cm" fo:margin-right="0.607cm" fo:margin-top="0.228cm" fo:margin-bottom="0cm" style:contextual-spacing="false" fo:line-height="102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style:font-name-asian="Calibri" style:font-size-asian="9pt" style:font-style-asian="normal" style:font-weight-asian="normal" style:font-name-complex="Calibri" style:font-size-complex="9pt"/>
    </style:style>
    <style:style style:name="P11" style:family="paragraph" style:parent-style-name="Standard">
      <style:paragraph-properties fo:margin-left="0.24cm" fo:margin-right="0.379cm" fo:margin-top="0.226cm" fo:margin-bottom="0cm" style:contextual-spacing="false" fo:line-height="102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style:font-name-asian="Calibri" style:font-size-asian="9pt" style:font-style-asian="normal" style:font-weight-asian="normal" style:font-name-complex="Calibri" style:font-size-complex="9pt"/>
    </style:style>
    <style:style style:name="P12" style:family="paragraph" style:parent-style-name="Standard">
      <style:paragraph-properties fo:margin-left="0cm" fo:margin-right="0.259cm" fo:margin-top="0.226cm" fo:margin-bottom="0cm" style:contextual-spacing="false" fo:line-height="102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officeooo:rsid="00217b5d" officeooo:paragraph-rsid="00217b5d" style:font-name-asian="Calibri" style:font-size-asian="9pt" style:font-style-asian="normal" style:font-weight-asian="normal" style:font-name-complex="Calibri" style:font-size-complex="9pt"/>
    </style:style>
    <style:style style:name="P13" style:family="paragraph" style:parent-style-name="Standard">
      <style:paragraph-properties fo:margin-left="0.24cm" fo:margin-right="0.383cm" fo:margin-top="0.226cm" fo:margin-bottom="0cm" style:contextual-spacing="false" fo:line-height="101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officeooo:rsid="00217b5d" officeooo:paragraph-rsid="00217b5d" style:font-name-asian="Calibri" style:font-size-asian="9pt" style:font-style-asian="normal" style:font-weight-asian="normal" style:font-name-complex="Calibri" style:font-size-complex="9pt"/>
    </style:style>
    <style:style style:name="P14" style:family="paragraph" style:parent-style-name="Standard">
      <style:paragraph-properties fo:margin-left="0.24cm" fo:margin-right="0.383cm" fo:margin-top="0.226cm" fo:margin-bottom="0cm" style:contextual-spacing="false" fo:line-height="101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officeooo:rsid="00246e14" officeooo:paragraph-rsid="00246e14" style:font-name-asian="Calibri" style:font-size-asian="9pt" style:font-style-asian="normal" style:font-weight-asian="normal" style:font-name-complex="Calibri" style:font-size-complex="9pt"/>
    </style:style>
    <style:style style:name="P15" style:family="paragraph" style:parent-style-name="Standard">
      <style:paragraph-properties fo:margin-left="0.626cm" fo:margin-right="0.425cm" fo:margin-top="0.233cm" fo:margin-bottom="0cm" style:contextual-spacing="false" fo:line-height="101%" fo:text-align="start" style:justify-single-word="false" fo:orphans="0" fo:widows="0" fo:text-indent="-0.61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officeooo:rsid="002641c2" officeooo:paragraph-rsid="002641c2" style:font-name-asian="Calibri" style:font-size-asian="9pt" style:font-style-asian="normal" style:font-weight-asian="normal" style:font-name-complex="Calibri" style:font-size-complex="9pt"/>
    </style:style>
    <style:style style:name="P16" style:family="paragraph" style:parent-style-name="Standard">
      <style:paragraph-properties fo:margin-left="0.021cm" fo:margin-right="0.607cm" fo:margin-top="0.228cm" fo:margin-bottom="0cm" style:contextual-spacing="false" fo:line-height="102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officeooo:rsid="0027d9c6" officeooo:paragraph-rsid="0027d9c6" style:font-name-asian="Calibri" style:font-size-asian="9pt" style:font-style-asian="normal" style:font-weight-asian="normal" style:font-name-complex="Calibri" style:font-size-complex="9pt"/>
    </style:style>
    <style:style style:name="P17" style:family="paragraph" style:parent-style-name="Standard">
      <style:paragraph-properties fo:margin-left="0.868cm" fo:margin-right="0.778cm" fo:margin-top="0.226cm" fo:margin-bottom="0cm" style:contextual-spacing="false" fo:line-height="101%" fo:text-align="start" style:justify-single-word="false" fo:orphans="0" fo:widows="0" fo:text-indent="-0.637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officeooo:rsid="0027d9c6" officeooo:paragraph-rsid="0027d9c6" style:font-name-asian="Calibri" style:font-size-asian="9pt" style:font-style-asian="normal" style:font-weight-asian="normal" style:font-name-complex="Calibri" style:font-size-complex="9pt"/>
    </style:style>
    <style:style style:name="P18" style:family="paragraph" style:parent-style-name="Standard">
      <style:paragraph-properties fo:margin-left="0.651cm" fo:margin-right="0.349cm" fo:margin-top="0.224cm" fo:margin-bottom="0cm" style:contextual-spacing="false" fo:line-height="101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officeooo:rsid="0027d9c6" officeooo:paragraph-rsid="0027d9c6" style:font-name-asian="Calibri" style:font-size-asian="9pt" style:font-style-asian="normal" style:font-weight-asian="normal" style:font-name-complex="Calibri" style:font-size-complex="9pt"/>
    </style:style>
    <style:style style:name="P19" style:family="paragraph" style:parent-style-name="Standard">
      <style:paragraph-properties fo:margin-left="0.651cm" fo:margin-right="0.349cm" fo:margin-top="0.224cm" fo:margin-bottom="0cm" style:contextual-spacing="false" fo:line-height="101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officeooo:rsid="00290d81" officeooo:paragraph-rsid="00290d81" style:font-name-asian="Calibri" style:font-size-asian="9pt" style:font-style-asian="normal" style:font-weight-asian="normal" style:font-name-complex="Calibri" style:font-size-complex="9pt"/>
    </style:style>
    <style:style style:name="P20" style:family="paragraph" style:parent-style-name="Standard">
      <style:paragraph-properties fo:margin-left="0.24cm" fo:margin-right="0.379cm" fo:margin-top="0.226cm" fo:margin-bottom="0cm" style:contextual-spacing="false" fo:line-height="102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9pt" fo:font-style="normal" style:text-underline-style="none" fo:font-weight="normal" officeooo:rsid="0029d44b" officeooo:paragraph-rsid="0029d44b" style:font-name-asian="Calibri" style:font-size-asian="9pt" style:font-style-asian="normal" style:font-weight-asian="normal" style:font-name-complex="Calibri" style:font-size-complex="9pt"/>
    </style:style>
    <style:style style:name="P21" style:family="paragraph" style:parent-style-name="Standard">
      <style:paragraph-properties fo:margin-left="0cm" fo:margin-right="0cm" fo:margin-top="0.84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365f91" loext:opacity="100%" style:text-line-through-style="none" style:text-line-through-type="none" style:text-position="0% 100%" style:font-name="Arial1" fo:font-size="9pt" fo:font-style="normal" style:text-underline-style="none" fo:font-weight="bold" style:font-name-asian="Cambria" style:font-size-asian="9pt" style:font-style-asian="normal" style:font-weight-asian="bold" style:font-name-complex="Cambria" style:font-size-complex="9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4f81bd" loext:opacity="100%" style:text-line-through-style="none" style:text-line-through-type="none" style:text-position="0% 100%" style:font-name="Arial1" fo:font-size="9pt" fo:font-style="normal" style:text-underline-style="none" fo:font-weight="bold" style:font-name-asian="Cambria" style:font-size-asian="9pt" style:font-style-asian="normal" style:font-weight-asian="bold" style:font-name-complex="Cambria" style:font-size-complex="9pt"/>
    </style:style>
    <style:style style:name="P23" style:family="paragraph" style:parent-style-name="Standard">
      <style:paragraph-properties fo:margin-left="0.624cm" fo:margin-right="0.252cm" fo:margin-top="0.099cm" fo:margin-bottom="0cm" style:contextual-spacing="false" fo:line-height="101%" fo:text-align="start" style:justify-single-word="false" fo:orphans="0" fo:widows="0" fo:text-indent="-0.603cm" style:auto-text-indent="false" fo:padding="0cm" fo:border="none"/>
      <style:text-properties fo:color="#000000" loext:opacity="100%" style:font-name="Arial1" fo:font-size="9pt" officeooo:paragraph-rsid="00217b5d" style:font-size-asian="9pt" style:font-size-complex="9pt"/>
    </style:style>
    <style:style style:name="P24" style:family="paragraph" style:parent-style-name="Standard">
      <style:paragraph-properties fo:margin-left="0.624cm" fo:margin-right="0.252cm" fo:margin-top="0.099cm" fo:margin-bottom="0cm" style:contextual-spacing="false" fo:line-height="101%" fo:text-align="start" style:justify-single-word="false" fo:orphans="0" fo:widows="0" fo:text-indent="-0.603cm" style:auto-text-indent="false" fo:padding="0cm" fo:border="none"/>
      <style:text-properties fo:color="#000000" loext:opacity="100%" style:font-name="Arial1" fo:font-size="9pt" officeooo:rsid="00217b5d" officeooo:paragraph-rsid="00217b5d" style:font-size-asian="9pt" style:font-size-complex="9pt"/>
    </style:style>
    <style:style style:name="P25" style:family="paragraph" style:parent-style-name="Standard">
      <style:paragraph-properties fo:margin-left="0.624cm" fo:margin-right="0.252cm" fo:margin-top="0.099cm" fo:margin-bottom="0cm" style:contextual-spacing="false" fo:line-height="101%" fo:text-align="start" style:justify-single-word="false" fo:orphans="0" fo:widows="0" fo:text-indent="-0.603cm" style:auto-text-indent="false" fo:padding="0cm" fo:border="none"/>
      <style:text-properties fo:color="#000000" loext:opacity="100%" style:font-name="Arial1" fo:font-size="9pt" officeooo:rsid="0027d9c6" officeooo:paragraph-rsid="0027d9c6" style:font-size-asian="9pt" style:font-size-complex="9pt"/>
    </style:style>
    <style:style style:name="T1" style:family="text">
      <style:text-properties officeooo:rsid="001fb4d0"/>
    </style:style>
    <style:style style:name="T2" style:family="text">
      <style:text-properties officeooo:rsid="00217b5d"/>
    </style:style>
    <style:style style:name="T3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217b5d" style:font-name-asian="Calibri" style:font-style-asian="normal" style:font-weight-asian="normal" style:font-name-complex="Calibri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officeooo:rsid="00246e14"/>
    </style:style>
    <style:style style:name="T6" style:family="text">
      <style:text-properties officeooo:rsid="0027d9c6"/>
    </style:style>
    <style:style style:name="T7" style:family="text">
      <style:text-properties officeooo:rsid="00290d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magini </text:p>
      <text:p text:style-name="P2">1. Un’immagine di 800 x 600 pixel a 256 colori viene <text:s/>stampata su una stampante con risoluzione di 600 <text:s/>DPI. Determinare le dimensioni (in centimetri) <text:s/>dell’immagine stampata (si assuma 1 inch = 2.5 cm).</text:p>
      <text:p text:style-name="P23"><text:span text:style-name="T3">Largezza in Pollici=Larghezza immagine in px / Risoluzione=800 pxx/256DPI</text:span><text:span text:style-name="T4">≈</text:span> <text:span text:style-name="T2">3,125</text:span></text:p>
      <text:p text:style-name="P23"><text:span text:style-name="T3">Altezza inch= 600px/256DPI</text:span><text:span text:style-name="T4">≈</text:span> <text:span text:style-name="T2">2,34</text:span></text:p>
      <text:p text:style-name="P24">Larghezza cm=<text:span text:style-name="T6">3,</text:span>125*2,5=7,<text:span text:style-name="T6">8</text:span>cm (circa)</text:p>
      <text:p text:style-name="P25">Altezza cm=2,34*2,5=7,3 <text:span text:style-name="T7">cm</text:span></text:p>
      <text:p text:style-name="P6"><text:span text:style-name="T1">2</text:span>. Calcolare la quantità di memoria necessaria a <text:s/>memorizzare in formato raster senza compressione <text:s/>un’immagine di 768 × 640 pixel con 16 milioni di <text:s/>colori (esprimere il risultato in MB).</text:p>
      <text:p text:style-name="P12">Memoria necessaria=768px* 640px* 2^24 bit(profond di colore)=786432000 byte =786 MB (circa)</text:p>
      <text:p text:style-name="P3"><text:span text:style-name="T1">3</text:span>. Una macchina fotografica digitale e dotata di una <text:s/>scheda di memoria da 128 MB. Calcolare quante <text:s/>foto può memorizzare alla risoluzione di 800 × 600 <text:s/>pixel con 16 milioni di colori.</text:p>
      <text:p text:style-name="P13">N foto realizzabili =capacità / spazio una foto</text:p>
      <text:p text:style-name="P13">Spazio una foto = altezza * larghezza per prof di colore= <text:s/>800*600 * 2^24=9437184000 <text:span text:style-name="T5">= 9,4MB circa</text:span></text:p>
      <text:p text:style-name="P14">128/9,4&gt; quindi circa 13 immagini</text:p>
      <text:p text:style-name="P21">Suoni <text:s text:c="2"/></text:p>
      <text:p text:style-name="P4"><text:span text:style-name="T1">1</text:span>. Calcolare quanto spazio su disco è necessario per <text:s/>memorizzare un'ora di musica stereo, campionata a <text:s/>44,1 kHz con una risoluzione di 16 bit</text:p>
      <text:p text:style-name="P15">Spazio= 44,1*1000*16*3600(ore convertite in secondi)=2,032 * 10^8 byte</text:p>
      <text:p text:style-name="P10"><text:span text:style-name="T1">2</text:span>. Quanti byte occupa un suono della durata di 5 <text:s/>secondi campionato a 6000 Hz (6000 campioni per <text:s/>secondo), in cui ogni campione occupa 2 byte?</text:p>
      <text:p text:style-name="P16">Byte=6000* 2*5=60000 byte =60KB</text:p>
      <text:p text:style-name="P5"><text:span text:style-name="T1">3</text:span>. Quanto spazio occupa un'immagine animata di <text:s/>100x100 pixel a 128 colori, formata da 6 frame?</text:p>
      <text:p text:style-name="P17">Spazio=larghezza*altezza*prof di colore *nFrame=100*100*128*6=4608 byte</text:p>
      <text:p text:style-name="P22">Video </text:p>
      <text:p text:style-name="P7">1. Un utente ha realizzato un filmato amatoriale con <text:s/>una telecamera alla risoluzione VGA (640x480) a 20 <text:s/>frame al secondo, in formato RGB a 24 bit. Sapendo <text:s/>che il filmato dura circa 15 minuti, determinare la <text:s/>percentuale di compressione necessaria a <text:s text:c="2"/></text:p>
      <text:p text:style-name="P8">memorizzare il filmato su un CD-ROM della capacita <text:s/>di 300 MB. </text:p>
      <text:p text:style-name="P9"/>
      <text:p text:style-name="P18">Spazio=largh*alt*prof di colore* nFrame*tempo= 640*480*20*24*900=1,<text:span text:style-name="T7">32</text:span>*10^<text:span text:style-name="T7">11</text:span> byte</text:p>
      <text:p text:style-name="P19">132MB?</text:p>
      <text:p text:style-name="P11">6. Una macchina fotografica digitale può riprendere <text:s/>filmati con video ad alta risoluzione (1920 ×1080p, <text:s/>25 FPS, 16 milioni di colori) ed audio monofonico <text:s/>campionato a 48 kHz, 16 bit. Sapendo che la <text:s/>macchina è dotata di una scheda di memoria da 1 <text:s/>GB, calcolare la massima durata del filmato.</text:p>
      <text:p text:style-name="P20">Calcoli da fare : </text:p>
      <text:p text:style-name="P20">spazio video+spazio audia</text:p>
      <text:p text:style-name="P20">spazio video=1920*1080*25*2^24</text:p>
      <text:p text:style-name="P20">spazio audio= 48*1000*1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2.455cm" fo:margin-bottom="1.827cm" fo:margin-left="2.002cm" fo:margin-right="1.94cm" style:writing-mode="lr-tb" style:layout-grid-color="#c0c0c0" style:layout-grid-lines="2538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date>2023-11-21T18:23:13.860000000</dc:date>
    <meta:editing-duration>PT1H11M50S</meta:editing-duration>
    <meta:editing-cycles>8</meta:editing-cycles>
    <meta:document-statistic meta:table-count="0" meta:image-count="0" meta:object-count="0" meta:page-count="1" meta:paragraph-count="29" meta:word-count="364" meta:character-count="2390" meta:non-whitespace-character-count="2020"/>
  </office:meta>
</office:document-meta>
</file>